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JarURLConnection.findEntry( JarInputStream zins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JarURLConnection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JarURLConnection.connec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CRJarURLConnection.JCRJarURLConnection( URL url , JCRJarUR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JarURLConnection.getEnt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